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09d47" officeooo:paragraph-rsid="00009d47"/>
    </style:style>
    <style:style style:name="P2" style:family="paragraph" style:parent-style-name="Standard">
      <style:text-properties fo:font-style="italic" style:text-underline-style="solid" style:text-underline-width="auto" style:text-underline-color="font-color" officeooo:rsid="00009d47" officeooo:paragraph-rsid="00009d47"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izhou Qiu and Wendy Guo</text:p>
      <text:p text:style-name="P1">Professor James Deverick</text:p>
      <text:p text:style-name="P1">Computer Science 241</text:p>
      <text:p text:style-name="P1">9 October 2015</text:p>
      <text:p text:style-name="P1">Project 2: Linked Lists Write-Up</text:p>
      <text:p text:style-name="P1"/>
      <text:p text:style-name="P1">1. A description of any issues your team encountered during the implementation:</text:p>
      <text:p text:style-name="P1"><text:s/></text:p>
      <text:p text:style-name="P1"><text:s text:c="4"/>While working on this project, we ran into a few problems trying to write the functions for the Linked_List class. The first problem we ran into was in creating the function for appending an element to the Node. Originally, we couldn’t get our code to add an element. We were really confused about whether to call the _Node to create a new node before append it or not. Then we realize that _Node is only a inner class and it was called when needed in the method, so we only need to call append_element and it will turn the val into a node automatically. However after solving this confusion, we still can’t append a node into the linked list. Experimenting around with numbers, we realized that we needed an if statement evaluating whether the Node was empty or not; since we are working with doubly linked lists, we forgot to evaluate a case where the header and trailers pointed to each other directly. Once we added the if statement, our function executed accurately.</text:p>
      <text:p text:style-name="P1"><text:s text:c="4"/>We also ran into a minor issue while working on the get_element_at function; we originally started off trying to use a while loop to make current = current._next up until the index, but we realized we didn’t have a function for finding the index of each iteration. This is when we realized a for loop of incrementing indexes would work better. </text:p>
      <text:p text:style-name="P1"><text:s text:c="4"/>The biggest issue our team ran into was the polynomial extension. We were stuck trying to figure out the correct/most simple algorithm for a while, because we initially attempted to use nested for loops to traverse the linked lists and compare the first element’s exponent in one linked list to all of the exponents in the second linked list. We also tried to remove same exponent elements from both linked lists and decrement them, but we realized this caused problems for the for loop, because the length kept updating. We finally realized that instead of using for loops to go through each loop multiple times, we used a while loop to compare the linked lists simultaneously, with three conditions (if exponent in first list is greater than exponent in second list, if exponent in first list is smaller than exponent in second list, or if the exponents are equivalent in both lists). We initialized and “i” and “n” to point to the first element in the first and second list and compared them to each other, if “i” had a greater exponent, we added it to our final list and then incremented i so that we now compared the first element in the second list to the next element in the first list, and so on and so forth until one of the lists hits the end.</text:p>
      <text:p text:style-name="P1"/>
      <text:p text:style-name="P1">2. A justification for each of your test cases, and an explanation of why those test cases are complete: </text:p>
      <text:p text:style-name="P1"/>
      <text:p text:style-name="P1">def append_element: We appended 2 elements consecutively to confirm if every added element is placed at the tail position and if the size incremented by 1 every single time. </text:p>
      <text:p text:style-name="P1">def _str_: By printing the node after every method we implement in the test code, we also confirm that the string representation of our list is correct for a variety of lengths.</text:p>
      <text:p text:style-name="P1">def insert_element_at: We inserted elements at various indexes (including index 0) to test if our code accurately placed the element in the right index and increased the size. We also tested inserting at the tail position and inserting at an invalid index to make sure the node and size remained the same and nothing changed. These test cases are complete because it confirms that the method works, and also tests for possibilities of error (when the user tries to add at the tail or an invalid index). We also have a test case to see if the function works when you try to insert an element into an empty list.</text:p>
      <text:p text:style-name="P1">def remove_element_at: We removed element from various valid indexes to confirm if the correct item was removed and if the size decremented by 1 every single time. We also included a test case to see if <text:soft-page-break/>the linked list doesn’t change if the user tries to remove an item at an invalid index or remove an item from an empty linked list, which accounts for all the possible nodes the method could be used on.</text:p>
      <text:p text:style-name="P1">def get_element_at: We tested if this method worked on various valid indexes to make sure the correct element was returned and that the element wasn’t unlinked from the list (and the size remains the same). <text:s/>We also tested getting an element when the node’s value is None. In addition, we tested getting an element from an invalid index and from an empty linked list to make sure that the linked list is unchanged.</text:p>
      <text:p text:style-name="P1">def _len_: <text:s/>To test this method, we first constructed a linked list with 2 nodes which both have values inside (thus the length should return the same value as self._size), and then we added two more nodes to the existed linked list. If _len_ method works properly, it should return 4, because there are two more value-storing nodes in the list. Comparing this two results, we can see if length returns the number of values stored in the list.</text:p>
      <text:p text:style-name="P1">Poly_Val: To make sure our Poly_Val works, we tested it using a variety of situations to make sure all of our while loops functioned properly. After the 2 example linked lists provided worked, we tested adding two polynomials with no same exponent to make sure all of the terms in both of the lists were added to the final list. Then we tested two lists with the same number of elements, where each pair (first elements from list 1 and 2, second elements from list 1 and 2, etc) had the same exponent to make sure the coefficients added properly and that the polynomials with the same exponent wouldn’t add twice to the final list. We also tested adding two lists where one list has many elements and one has only a few to make sure the remaining items in the list with many are added to the final list. Another test we did was adding polynomials with one empty list and one with terms to see if the final list looks the same as the list with terms. Finally, we did a test to make sure nothing would be added to the final list if both the first and second lists are empty.</text:p>
      <text:p text:style-name="P1"/>
      <text:p text:style-name="P1">3. An explanation of why the order of node reference changes matters when inserting or removing nodes in the list with examples: </text:p>
      <text:p text:style-name="P1"/>
      <text:p text:style-name="P1">When we want to <text:s/>insert an element at some specific index, we need to modify the reference of the node we want to insert first. For example, in one of our test code for insert_element_at, we insert 45 to [22, 3, 100] at index 1. If we change the reference of node storing 22 first, we will lose the rest of the linked list, and can’t get 3, 100] again. When we want to remove an element at some specific index, we need to change the reference of the node in front of the node we want to insert first. For example, in one of our test code for remove_element_at, we remove 22 from [22, 45, 3, 100]. If we change the reference of the node storing 22, we will lose the rest of the list and can’t get them back anymore, because we don’t have anything pointing to the rest of the list. We can only remove 22 by making the header to point the node storing 45 first, and make 45 point to 22. Since nothing points to 22, it is removed successfully.</text:p>
      <text:p text:style-name="P1"/>
      <text:p text:style-name="P1">4. Describe how being forced to use the accessor methods of the linked list class has performance implications: </text:p>
      <text:p text:style-name="P1">By calling methods of linked list class, we can get access to any nodes in the linked list directly, without iterating it one by one. Also, We can insert or remove any element into the linked list without modifying the size or changing the reference of the nodes behind and in front of it, because all those things are installed in each method and are not exposed to the world. It’s much easier to use the accessor methods of the linked list when working on a problem which needs the implementation of linked list.You can ignore the steps of iteration and modification on the linked list itself and get access to any element inside directly.</text:p>
      <text:p text:style-name="P1"/>
      <text:p text:style-name="P1">5. An exploration of possible applications for objects of the Linked List class:</text:p>
      <text:p text:style-name="P1"><text:soft-page-break/></text:p>
      <text:p text:style-name="P1"><text:s text:c="4"/>One possible application of objects of the Linked List class is on a program that requires you to go back to look at previous things, whether it be a website and pressing backspace to go to a previous page (therefore having a doubly linked list of urls) <text:s/>or a text editor and pressing undo to go to previous works. The Linked List functions come in handy because there is a specific order in pressing backspace or undo, which would be similar to a Node with a previous function.</text:p>
      <text:p text:style-name="P1"><text:s text:c="4"/>In more technologically advanced subways, there is a screen that shows the route/stops taken, and whichever stop the subway is going to next will light up or flash. A computer program that executes the stop lights could use doubly linked lists, because the stops have to go in a specific order to a destination stop, and the subway also has to go to the stops in reverse order for the other direction going back to the first stop.</text:p>
      <text:p text:style-name="P1"><text:s text:c="4"/>In essence, linked lists are very useful for ordered lists that will be changed a lot For example, to-do lists and flight schedules are often changed frequently throughout the day, but the list still has to be in order (the changes can’t simply be tacked onto the end of the list), so in these situations linked lists allow for easy modification.</text:p>
      <text:p text:style-name="P1"/>
      <text:p text:style-name="P2">Our submission conforms to the W&amp;M Honor Code guidelines, and that all of your work on this project was completed collaboratively as a te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izhou Qiu</meta:initial-creator>
    <meta:creation-date>2015-10-09T14:01:33.920000948</meta:creation-date>
    <dc:date>2015-10-09T14:09:05.880040193</dc:date>
    <dc:creator>Yizhou Qiu</dc:creator>
    <meta:editing-duration>PT7M33S</meta:editing-duration>
    <meta:editing-cycles>1</meta:editing-cycles>
    <meta:document-statistic meta:table-count="0" meta:image-count="0" meta:object-count="0" meta:page-count="3" meta:paragraph-count="27" meta:word-count="1717" meta:character-count="9481" meta:non-whitespace-character-count="7756"/>
    <meta:generator>LibreOffice/4.3.7.2$Linux_X86_64 LibreOffice_project/430m0$Build-2</meta:generator>
  </office:meta>
</office:document-meta>
</file>